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anging_20_indent">
      <style:text-properties officeooo:paragraph-rsid="0012d668"/>
    </style:style>
    <style:style style:name="P2" style:family="paragraph" style:parent-style-name="Hanging_20_indent">
      <style:text-properties officeooo:rsid="0012d668" officeooo:paragraph-rsid="0012d668"/>
    </style:style>
    <style:style style:name="P3" style:family="paragraph" style:parent-style-name="Hanging_20_indent" style:list-style-name="L1">
      <style:text-properties officeooo:rsid="0012d668" officeooo:paragraph-rsid="0012d668"/>
    </style:style>
    <style:style style:name="T1" style:family="text">
      <style:text-properties officeooo:rsid="00105c2f"/>
    </style:style>
    <style:style style:name="T2" style:family="text">
      <style:text-properties officeooo:rsid="0012d668"/>
    </style:style>
    <style:style style:name="T3" style:family="text">
      <style:text-properties officeooo:rsid="00150e85"/>
    </style:style>
    <style:style style:name="T4" style:family="text">
      <style:text-properties officeooo:rsid="00184c9f"/>
    </style:style>
    <style:style style:name="T5" style:family="text">
      <style:text-properties officeooo:rsid="0018caf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h text:style-name="Heading_20_1" text:outline-level="1"><text:span text:style-name="T1">odfdo</text:span> Test Case Document</text:h>
        <text:p text:style-name="Text_20_body">This is the first paragraph <text:span text:style-name="T2">with a link: </text:span><text:a xlink:type="simple" xlink:href="https://github.com/jdum/odfdo" office:name="some name" text:style-name="Internet_20_link" text:visited-style-name="Visited_20_Internet_20_Link"><text:span text:style-name="T3">the odfdo project</text:span></text:a>.</text:p>
        <text:p text:style-name="Text_20_body">This is the second paragraph.</text:p>
        <text:p text:style-name="P1">This is a paragraph with a named style.</text:p>
        <text:p text:style-name="P2">Some list :</text:p>
        <text:list text:style-name="L1">
          <text:list-item>
            <text:p text:style-name="P3">item1</text:p>
          </text:list-item>
          <text:list-item>
            <text:p text:style-name="P3">item2</text:p>
          </text:list-item>
          <text:list-item>
            <text:p text:style-name="P3">item3</text:p>
            <text:list>
              <text:list-item>
                <text:p text:style-name="P3">sub item a </text:p>
              </text:list-item>
              <text:list-item>
                <text:p text:style-name="P3">sub item (with link: <text:a xlink:type="simple" xlink:href="https://github.com/jdum/odfdo" text:style-name="Internet_20_link" text:visited-style-name="Visited_20_Internet_20_Link">odfdo b link</text:a>) b</text:p>
              </text:list-item>
              <text:list-item>
                <text:p text:style-name="P3">sub <text:span text:style-name="T4">item</text:span> c</text:p>
              </text:list-item>
            </text:list>
          </text:list-item>
          <text:list-item>
            <text:p text:style-name="P3">item4</text:p>
          </text:list-item>
        </text:list>
        <text:p text:style-name="P2">last paragraph</text:p>
        <text:h text:style-name="Heading_20_2" text:outline-level="2">Level 2 Title <text:span text:style-name="T2">with </text:span><text:a xlink:type="simple" xlink:href="https://github.com/jdum/odfdo" text:style-name="Internet_20_link" text:visited-style-name="Visited_20_Internet_20_Link"><text:span text:style-name="T5">odfdo project again</text:span></text:a><text:span text:style-name="T2"> embeded</text:span></text:h>
        <text:p text:style-name="Text_20_body">This is the first paragraph of the second title.</text:p>
        <text:p text:style-name="Text_20_body">This is the last paragraph with diacritical signs: éè</text:p>
      </text:section>
      <text:section text:style-name="Sect1" text:name="Section2">
        <text:h text:style-name="Heading_20_1" text:outline-level="1" text:restart-numbering="true" text:start-value="-1">First Title of the Second Section</text:h>
        <text:p text:style-name="Text_20_body">First paragraph of the second section.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text:number-lines="true" text:line-number="3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." style:num-suffix="." style:num-format="A" text:start-value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2-18T20:05:10</meta:creation-date>
    <dc:date>2024-11-24T20:51:59.324861150</dc:date>
    <meta:editing-duration>PT1H12M7S</meta:editing-duration>
    <meta:editing-cycles>28</meta:editing-cycles>
    <meta:generator>LibreOffice/24.8.1.2$MacOSX_AARCH64 LibreOffice_project/87fa9aec1a63e70835390b81c40bb8993f1d4ff6</meta:generator>
    <dc:description>This is the description</dc:description>
    <meta:keyword>These are the keywords</meta:keyword>
    <dc:subject>This is the subject</dc:subject>
    <dc:title>This is the title</dc:title>
    <dc:language>fr-FR</dc:language>
    <meta:document-statistic meta:table-count="0" meta:image-count="0" meta:object-count="0" meta:page-count="1" meta:paragraph-count="18" meta:word-count="99" meta:character-count="486" meta:non-whitespace-character-count="414"/>
    <meta:user-defined meta:name="Prop1">a text</meta:user-defined>
    <meta:user-defined meta:name="Prop2" meta:value-type="date">2009-07-20T00:00:00</meta:user-defined>
    <meta:user-defined meta:name="Prop3" meta:value-type="float">42</meta:user-defined>
    <meta:user-defined meta:name="Prop4" meta:value-type="boolean">true</meta:user-defined>
  </office:meta>
</office:document-meta>
</file>